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438" calcext:value-type="float">
            <text:p>2438</text:p>
          </table:table-cell>
          <table:table-cell office:value-type="float" office:value="2421" calcext:value-type="float">
            <text:p>2421</text:p>
          </table:table-cell>
          <table:table-cell office:value-type="float" office:value="0.391127391127" calcext:value-type="float">
            <text:p>0.3911273911</text:p>
          </table:table-cell>
          <table:table-cell office:value-type="float" office:value="0.516817063167" calcext:value-type="float">
            <text:p>0.5168170632</text:p>
          </table:table-cell>
          <table:table-cell office:value-type="float" office:value="0.430813713342" calcext:value-type="float">
            <text:p>0.4308137133</text:p>
          </table:table-cell>
        </table:table-row>
        <table:table-row table:style-name="ro1">
          <table:table-cell office:value-type="float" office:value="2465" calcext:value-type="float">
            <text:p>2465</text:p>
          </table:table-cell>
          <table:table-cell office:value-type="float" office:value="2461" calcext:value-type="float">
            <text:p>2461</text:p>
          </table:table-cell>
          <table:table-cell office:value-type="float" office:value="2455" calcext:value-type="float">
            <text:p>2455</text:p>
          </table:table-cell>
          <table:table-cell office:value-type="float" office:value="0.333062880325" calcext:value-type="float">
            <text:p>0.3330628803</text:p>
          </table:table-cell>
          <table:table-cell office:value-type="float" office:value="0.480698902885" calcext:value-type="float">
            <text:p>0.4806989029</text:p>
          </table:table-cell>
          <table:table-cell office:value-type="float" office:value="0.519348268839" calcext:value-type="float">
            <text:p>0.5193482688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469" calcext:value-type="float">
            <text:p>2469</text:p>
          </table:table-cell>
          <table:table-cell office:value-type="float" office:value="2460" calcext:value-type="float">
            <text:p>2460</text:p>
          </table:table-cell>
          <table:table-cell office:value-type="float" office:value="0.45991902834" calcext:value-type="float">
            <text:p>0.4599190283</text:p>
          </table:table-cell>
          <table:table-cell office:value-type="float" office:value="0.484811664642" calcext:value-type="float">
            <text:p>0.4848116646</text:p>
          </table:table-cell>
          <table:table-cell office:value-type="float" office:value="0.414634146341" calcext:value-type="float">
            <text:p>0.4146341463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459" calcext:value-type="float">
            <text:p>2459</text:p>
          </table:table-cell>
          <table:table-cell office:value-type="float" office:value="2464" calcext:value-type="float">
            <text:p>2464</text:p>
          </table:table-cell>
          <table:table-cell office:value-type="float" office:value="0.427291242363" calcext:value-type="float">
            <text:p>0.4272912424</text:p>
          </table:table-cell>
          <table:table-cell office:value-type="float" office:value="0.531516876779" calcext:value-type="float">
            <text:p>0.5315168768</text:p>
          </table:table-cell>
          <table:table-cell office:value-type="float" office:value="0.438311688312" calcext:value-type="float">
            <text:p>0.4383116883</text:p>
          </table:table-cell>
        </table:table-row>
        <table:table-row table:style-name="ro1">
          <table:table-cell office:value-type="float" office:value="2444" calcext:value-type="float">
            <text:p>2444</text:p>
          </table:table-cell>
          <table:table-cell office:value-type="float" office:value="2464" calcext:value-type="float">
            <text:p>2464</text:p>
          </table:table-cell>
          <table:table-cell office:value-type="float" office:value="2466" calcext:value-type="float">
            <text:p>2466</text:p>
          </table:table-cell>
          <table:table-cell office:value-type="float" office:value="0.372340425532" calcext:value-type="float">
            <text:p>0.3723404255</text:p>
          </table:table-cell>
          <table:table-cell office:value-type="float" office:value="0.486201298701" calcext:value-type="float">
            <text:p>0.4862012987</text:p>
          </table:table-cell>
          <table:table-cell office:value-type="float" office:value="0.462287104623" calcext:value-type="float">
            <text:p>0.4622871046</text:p>
          </table:table-cell>
        </table:table-row>
        <table:table-row table:style-name="ro1">
          <table:table-cell table:number-columns-repeated="2" office:value-type="float" office:value="2458" calcext:value-type="float">
            <text:p>2458</text:p>
          </table:table-cell>
          <table:table-cell office:value-type="float" office:value="2452" calcext:value-type="float">
            <text:p>2452</text:p>
          </table:table-cell>
          <table:table-cell office:value-type="float" office:value="0.3360455655" calcext:value-type="float">
            <text:p>0.3360455655</text:p>
          </table:table-cell>
          <table:table-cell office:value-type="float" office:value="0.46786004882" calcext:value-type="float">
            <text:p>0.4678600488</text:p>
          </table:table-cell>
          <table:table-cell office:value-type="float" office:value="0.561174551387" calcext:value-type="float">
            <text:p>0.5611745514</text:p>
          </table:table-cell>
        </table:table-row>
        <table:table-row table:style-name="ro1">
          <table:table-cell office:value-type="float" office:value="2428" calcext:value-type="float">
            <text:p>2428</text:p>
          </table:table-cell>
          <table:table-cell office:value-type="float" office:value="2451" calcext:value-type="float">
            <text:p>2451</text:p>
          </table:table-cell>
          <table:table-cell office:value-type="float" office:value="2463" calcext:value-type="float">
            <text:p>2463</text:p>
          </table:table-cell>
          <table:table-cell office:value-type="float" office:value="0.400329489292" calcext:value-type="float">
            <text:p>0.4003294893</text:p>
          </table:table-cell>
          <table:table-cell office:value-type="float" office:value="0.521827825377" calcext:value-type="float">
            <text:p>0.5218278254</text:p>
          </table:table-cell>
          <table:table-cell office:value-type="float" office:value="0.566382460414" calcext:value-type="float">
            <text:p>0.5663824604</text:p>
          </table:table-cell>
        </table:table-row>
        <table:table-row table:style-name="ro1">
          <table:table-cell office:value-type="float" office:value="2442" calcext:value-type="float">
            <text:p>2442</text:p>
          </table:table-cell>
          <table:table-cell office:value-type="float" office:value="2445" calcext:value-type="float">
            <text:p>2445</text:p>
          </table:table-cell>
          <table:table-cell office:value-type="float" office:value="2456" calcext:value-type="float">
            <text:p>2456</text:p>
          </table:table-cell>
          <table:table-cell office:value-type="float" office:value="0.423423423423" calcext:value-type="float">
            <text:p>0.4234234234</text:p>
          </table:table-cell>
          <table:table-cell office:value-type="float" office:value="0.488752556237" calcext:value-type="float">
            <text:p>0.4887525562</text:p>
          </table:table-cell>
          <table:table-cell office:value-type="float" office:value="0.575732899023" calcext:value-type="float">
            <text:p>0.575732899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445" calcext:value-type="float">
            <text:p>2445</text:p>
          </table:table-cell>
          <table:table-cell office:value-type="float" office:value="2463" calcext:value-type="float">
            <text:p>2463</text:p>
          </table:table-cell>
          <table:table-cell office:value-type="float" office:value="0.407226958993" calcext:value-type="float">
            <text:p>0.407226959</text:p>
          </table:table-cell>
          <table:table-cell office:value-type="float" office:value="0.489570552147" calcext:value-type="float">
            <text:p>0.4895705521</text:p>
          </table:table-cell>
          <table:table-cell office:value-type="float" office:value="0.442143727162" calcext:value-type="float">
            <text:p>0.4421437272</text:p>
          </table:table-cell>
        </table:table-row>
        <table:table-row table:style-name="ro1">
          <table:table-cell office:value-type="float" office:value="2457" calcext:value-type="float">
            <text:p>2457</text:p>
          </table:table-cell>
          <table:table-cell office:value-type="float" office:value="2459" calcext:value-type="float">
            <text:p>2459</text:p>
          </table:table-cell>
          <table:table-cell office:value-type="float" office:value="2463" calcext:value-type="float">
            <text:p>2463</text:p>
          </table:table-cell>
          <table:table-cell office:value-type="float" office:value="0.431827431827" calcext:value-type="float">
            <text:p>0.4318274318</text:p>
          </table:table-cell>
          <table:table-cell office:value-type="float" office:value="0.502236681578" calcext:value-type="float">
            <text:p>0.5022366816</text:p>
          </table:table-cell>
          <table:table-cell office:value-type="float" office:value="0.495736906212" calcext:value-type="float">
            <text:p>0.4957369062</text:p>
          </table:table-cell>
        </table:table-row>
        <table:table-row table:style-name="ro1">
          <table:table-cell office:value-type="float" office:value="2471" calcext:value-type="float">
            <text:p>2471</text:p>
          </table:table-cell>
          <table:table-cell office:value-type="float" office:value="2444" calcext:value-type="float">
            <text:p>2444</text:p>
          </table:table-cell>
          <table:table-cell office:value-type="float" office:value="2469" calcext:value-type="float">
            <text:p>2469</text:p>
          </table:table-cell>
          <table:table-cell office:value-type="float" office:value="0.443140428976" calcext:value-type="float">
            <text:p>0.443140429</text:p>
          </table:table-cell>
          <table:table-cell office:value-type="float" office:value="0.471358428805" calcext:value-type="float">
            <text:p>0.4713584288</text:p>
          </table:table-cell>
          <table:table-cell office:value-type="float" office:value="0.408667476711" calcext:value-type="float">
            <text:p>0.4086674767</text:p>
          </table:table-cell>
        </table:table-row>
        <table:table-row table:style-name="ro1">
          <table:table-cell office:value-type="float" office:value="2466" calcext:value-type="float">
            <text:p>2466</text:p>
          </table:table-cell>
          <table:table-cell office:value-type="float" office:value="2450" calcext:value-type="float">
            <text:p>2450</text:p>
          </table:table-cell>
          <table:table-cell office:value-type="float" office:value="2460" calcext:value-type="float">
            <text:p>2460</text:p>
          </table:table-cell>
          <table:table-cell office:value-type="float" office:value="0.450121654501" calcext:value-type="float">
            <text:p>0.4501216545</text:p>
          </table:table-cell>
          <table:table-cell office:value-type="float" office:value="0.526530612245" calcext:value-type="float">
            <text:p>0.5265306122</text:p>
          </table:table-cell>
          <table:table-cell office:value-type="float" office:value="0.453658536585" calcext:value-type="float">
            <text:p>0.4536585366</text:p>
          </table:table-cell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470" calcext:value-type="float">
            <text:p>2470</text:p>
          </table:table-cell>
          <table:table-cell office:value-type="float" office:value="2445" calcext:value-type="float">
            <text:p>2445</text:p>
          </table:table-cell>
          <table:table-cell office:value-type="float" office:value="0.457860615883" calcext:value-type="float">
            <text:p>0.4578606159</text:p>
          </table:table-cell>
          <table:table-cell office:value-type="float" office:value="0.495546558704" calcext:value-type="float">
            <text:p>0.4955465587</text:p>
          </table:table-cell>
          <table:table-cell office:value-type="float" office:value="0.443762781186" calcext:value-type="float">
            <text:p>0.4437627812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470" calcext:value-type="float">
            <text:p>2470</text:p>
          </table:table-cell>
          <table:table-cell office:value-type="float" office:value="2464" calcext:value-type="float">
            <text:p>2464</text:p>
          </table:table-cell>
          <table:table-cell office:value-type="float" office:value="0.401639344262" calcext:value-type="float">
            <text:p>0.4016393443</text:p>
          </table:table-cell>
          <table:table-cell office:value-type="float" office:value="0.526315789474" calcext:value-type="float">
            <text:p>0.5263157895</text:p>
          </table:table-cell>
          <table:table-cell office:value-type="float" office:value="0.513798701299" calcext:value-type="float">
            <text:p>0.5137987013</text:p>
          </table:table-cell>
        </table:table-row>
        <table:table-row table:style-name="ro1">
          <table:table-cell office:value-type="float" office:value="2461" calcext:value-type="float">
            <text:p>2461</text:p>
          </table:table-cell>
          <table:table-cell office:value-type="float" office:value="2431" calcext:value-type="float">
            <text:p>2431</text:p>
          </table:table-cell>
          <table:table-cell office:value-type="float" office:value="2388" calcext:value-type="float">
            <text:p>2388</text:p>
          </table:table-cell>
          <table:table-cell office:value-type="float" office:value="0.421373425437" calcext:value-type="float">
            <text:p>0.4213734254</text:p>
          </table:table-cell>
          <table:table-cell office:value-type="float" office:value="0.501439736734" calcext:value-type="float">
            <text:p>0.5014397367</text:p>
          </table:table-cell>
          <table:table-cell office:value-type="float" office:value="0.478224455611" calcext:value-type="float">
            <text:p>0.4782244556</text:p>
          </table:table-cell>
        </table:table-row>
        <table:table-row table:style-name="ro1">
          <table:table-cell office:value-type="float" office:value="2459" calcext:value-type="float">
            <text:p>2459</text:p>
          </table:table-cell>
          <table:table-cell office:value-type="float" office:value="2470" calcext:value-type="float">
            <text:p>2470</text:p>
          </table:table-cell>
          <table:table-cell office:value-type="float" office:value="2449" calcext:value-type="float">
            <text:p>2449</text:p>
          </table:table-cell>
          <table:table-cell office:value-type="float" office:value="0.468889792599" calcext:value-type="float">
            <text:p>0.4688897926</text:p>
          </table:table-cell>
          <table:table-cell office:value-type="float" office:value="0.495546558704" calcext:value-type="float">
            <text:p>0.4955465587</text:p>
          </table:table-cell>
          <table:table-cell office:value-type="float" office:value="0.416904859126" calcext:value-type="float">
            <text:p>0.4169048591</text:p>
          </table:table-cell>
        </table:table-row>
        <table:table-row table:style-name="ro1">
          <table:table-cell office:value-type="float" office:value="2455" calcext:value-type="float">
            <text:p>2455</text:p>
          </table:table-cell>
          <table:table-cell office:value-type="float" office:value="2458" calcext:value-type="float">
            <text:p>2458</text:p>
          </table:table-cell>
          <table:table-cell office:value-type="float" office:value="2465" calcext:value-type="float">
            <text:p>2465</text:p>
          </table:table-cell>
          <table:table-cell office:value-type="float" office:value="0.446843177189" calcext:value-type="float">
            <text:p>0.4468431772</text:p>
          </table:table-cell>
          <table:table-cell office:value-type="float" office:value="0.487388120423" calcext:value-type="float">
            <text:p>0.4873881204</text:p>
          </table:table-cell>
          <table:table-cell office:value-type="float" office:value="0.415010141988" calcext:value-type="float">
            <text:p>0.415010142</text:p>
          </table:table-cell>
        </table:table-row>
        <table:table-row table:style-name="ro1">
          <table:table-cell office:value-type="float" office:value="2469" calcext:value-type="float">
            <text:p>2469</text:p>
          </table:table-cell>
          <table:table-cell office:value-type="float" office:value="2458" calcext:value-type="float">
            <text:p>2458</text:p>
          </table:table-cell>
          <table:table-cell office:value-type="float" office:value="2465" calcext:value-type="float">
            <text:p>2465</text:p>
          </table:table-cell>
          <table:table-cell office:value-type="float" office:value="0.423248278655" calcext:value-type="float">
            <text:p>0.4232482787</text:p>
          </table:table-cell>
          <table:table-cell office:value-type="float" office:value="0.497152156225" calcext:value-type="float">
            <text:p>0.4971521562</text:p>
          </table:table-cell>
          <table:table-cell office:value-type="float" office:value="0.413387423935" calcext:value-type="float">
            <text:p>0.4133874239</text:p>
          </table:table-cell>
        </table:table-row>
        <table:table-row table:style-name="ro1">
          <table:table-cell office:value-type="float" office:value="2463" calcext:value-type="float">
            <text:p>2463</text:p>
          </table:table-cell>
          <table:table-cell office:value-type="float" office:value="2465" calcext:value-type="float">
            <text:p>2465</text:p>
          </table:table-cell>
          <table:table-cell office:value-type="float" office:value="2464" calcext:value-type="float">
            <text:p>2464</text:p>
          </table:table-cell>
          <table:table-cell office:value-type="float" office:value="0.45838408445" calcext:value-type="float">
            <text:p>0.4583840845</text:p>
          </table:table-cell>
          <table:table-cell office:value-type="float" office:value="0.480730223124" calcext:value-type="float">
            <text:p>0.4807302231</text:p>
          </table:table-cell>
          <table:table-cell office:value-type="float" office:value="0.477272727273" calcext:value-type="float">
            <text:p>0.4772727273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469" calcext:value-type="float">
            <text:p>2469</text:p>
          </table:table-cell>
          <table:table-cell office:value-type="float" office:value="2465" calcext:value-type="float">
            <text:p>2465</text:p>
          </table:table-cell>
          <table:table-cell office:value-type="float" office:value="0.45991902834" calcext:value-type="float">
            <text:p>0.4599190283</text:p>
          </table:table-cell>
          <table:table-cell office:value-type="float" office:value="0.498582422033" calcext:value-type="float">
            <text:p>0.498582422</text:p>
          </table:table-cell>
          <table:table-cell office:value-type="float" office:value="0.4369168357" calcext:value-type="float">
            <text:p>0.4369168357</text:p>
          </table:table-cell>
        </table:table-row>
        <table:table-row table:style-name="ro1">
          <table:table-cell office:value-type="float" office:value="2473" calcext:value-type="float">
            <text:p>2473</text:p>
          </table:table-cell>
          <table:table-cell office:value-type="float" office:value="2471" calcext:value-type="float">
            <text:p>2471</text:p>
          </table:table-cell>
          <table:table-cell office:value-type="float" office:value="2468" calcext:value-type="float">
            <text:p>2468</text:p>
          </table:table-cell>
          <table:table-cell office:value-type="float" office:value="0.363526081682" calcext:value-type="float">
            <text:p>0.3635260817</text:p>
          </table:table-cell>
          <table:table-cell office:value-type="float" office:value="0.48684743019" calcext:value-type="float">
            <text:p>0.4868474302</text:p>
          </table:table-cell>
          <table:table-cell office:value-type="float" office:value="0.511345218801" calcext:value-type="float">
            <text:p>0.5113452188</text:p>
          </table:table-cell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469" calcext:value-type="float">
            <text:p>2469</text:p>
          </table:table-cell>
          <table:table-cell office:value-type="float" office:value="2473" calcext:value-type="float">
            <text:p>2473</text:p>
          </table:table-cell>
          <table:table-cell office:value-type="float" office:value="0.387854251012" calcext:value-type="float">
            <text:p>0.387854251</text:p>
          </table:table-cell>
          <table:table-cell office:value-type="float" office:value="0.487241798299" calcext:value-type="float">
            <text:p>0.4872417983</text:p>
          </table:table-cell>
          <table:table-cell office:value-type="float" office:value="0.435503437121" calcext:value-type="float">
            <text:p>0.4355034371</text:p>
          </table:table-cell>
        </table:table-row>
        <table:table-row table:style-name="ro1">
          <table:table-cell office:value-type="float" office:value="2453" calcext:value-type="float">
            <text:p>2453</text:p>
          </table:table-cell>
          <table:table-cell office:value-type="float" office:value="2468" calcext:value-type="float">
            <text:p>2468</text:p>
          </table:table-cell>
          <table:table-cell office:value-type="float" office:value="2467" calcext:value-type="float">
            <text:p>2467</text:p>
          </table:table-cell>
          <table:table-cell office:value-type="float" office:value="0.447207501019" calcext:value-type="float">
            <text:p>0.447207501</text:p>
          </table:table-cell>
          <table:table-cell office:value-type="float" office:value="0.504051863857" calcext:value-type="float">
            <text:p>0.5040518639</text:p>
          </table:table-cell>
          <table:table-cell office:value-type="float" office:value="0.455208755574" calcext:value-type="float">
            <text:p>0.4552087556</text:p>
          </table:table-cell>
        </table:table-row>
        <table:table-row table:style-name="ro1">
          <table:table-cell office:value-type="float" office:value="2462" calcext:value-type="float">
            <text:p>2462</text:p>
          </table:table-cell>
          <table:table-cell office:value-type="float" office:value="2441" calcext:value-type="float">
            <text:p>2441</text:p>
          </table:table-cell>
          <table:table-cell office:value-type="float" office:value="2471" calcext:value-type="float">
            <text:p>2471</text:p>
          </table:table-cell>
          <table:table-cell office:value-type="float" office:value="0.483346872461" calcext:value-type="float">
            <text:p>0.4833468725</text:p>
          </table:table-cell>
          <table:table-cell office:value-type="float" office:value="0.492011470709" calcext:value-type="float">
            <text:p>0.4920114707</text:p>
          </table:table-cell>
          <table:table-cell office:value-type="float" office:value="0.398624038851" calcext:value-type="float">
            <text:p>0.3986240389</text:p>
          </table:table-cell>
        </table:table-row>
        <table:table-row table:style-name="ro1">
          <table:table-cell office:value-type="float" office:value="2449" calcext:value-type="float">
            <text:p>2449</text:p>
          </table:table-cell>
          <table:table-cell office:value-type="float" office:value="2461" calcext:value-type="float">
            <text:p>2461</text:p>
          </table:table-cell>
          <table:table-cell office:value-type="float" office:value="2469" calcext:value-type="float">
            <text:p>2469</text:p>
          </table:table-cell>
          <table:table-cell office:value-type="float" office:value="0.383421804818" calcext:value-type="float">
            <text:p>0.3834218048</text:p>
          </table:table-cell>
          <table:table-cell office:value-type="float" office:value="0.495327102804" calcext:value-type="float">
            <text:p>0.4953271028</text:p>
          </table:table-cell>
          <table:table-cell office:value-type="float" office:value="0.545565006075" calcext:value-type="float">
            <text:p>0.5455650061</text:p>
          </table:table-cell>
        </table:table-row>
        <table:table-row table:style-name="ro1">
          <table:table-cell table:number-columns-repeated="3"/>
          <table:table-cell table:formula="of:=AVERAGE([.D2:.D26])" office:value-type="float" office:value="0.41917480712024" calcext:value-type="float">
            <text:p>0.4191748071</text:p>
          </table:table-cell>
          <table:table-cell table:formula="of:=AVERAGE([.E2:.E26])" office:value-type="float" office:value="0.49665454970652" calcext:value-type="float">
            <text:p>0.4966545497</text:p>
          </table:table-cell>
          <table:table-cell table:formula="of:=AVERAGE([.F2:.F26])" office:value-type="float" office:value="0.46841663445964" calcext:value-type="float">
            <text:p>0.46841663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6T12:04:56.064654348</dc:date>
    <meta:document-statistic meta:table-count="1" meta:cell-count="159" meta:object-count="0"/>
    <meta:generator>LibreOffice/4.2.7.2$Linux_X86_64 LibreOffice_project/420m0$Build-2</meta:generator>
  </office:meta>
</office:document-meta>
</file>